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4*"/>
    </style:style>
    <style:style style:name="Table1.B" style:family="table-column">
      <style:table-column-properties style:column-width="15.935cm" style:rel-column-width="549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ext_20_body" style:list-style-name="L3">
      <style:text-properties style:font-name="Cambria"/>
    </style:style>
    <style:style style:name="P7" style:family="paragraph" style:parent-style-name="Text_20_body" style:list-style-name="L3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981cm" svg:height="0.79cm" draw:z-index="0"><draw:image xlink:href="../../odt/images/0041.png" xlink:type="simple" xlink:show="embed" xlink:actuate="onLoad"/></draw:frame></text:p>
          </table:table-cell>
          <table:table-cell table:style-name="Table1.B1" office:value-type="string">
            <text:h text:style-name="P10" text:outline-level="1">Линейная функци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09cm" svg:height="1.799cm" draw:z-index="1"><draw:image xlink:href="../../odt/images/004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4">векторизован</text:span><text:span text:style-name="T3">, реализует линейное преобразование </text:span>входного сигнала (скалярного или векторного):</text:p>
            <text:p text:style-name="P3"><draw:frame draw:style-name="fr3" draw:name="Объект1" text:anchor-type="as-char" svg:width="3.457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где <draw:frame draw:style-name="fr3" draw:name="Объект2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 – коэффициенты прямой линии (линейной функции), <text:s/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3">й и выходной сигналы (скалярные или векторные)</text:span>.</text:p>
            <text:p text:style-name="P2"><text:span text:style-name="T6">Свойства</text:span>:</text:p>
            <text:list xml:id="list1580007456994468426" text:style-name="L1">
              <text:list-item>
                <text:p text:style-name="P4"><text:span text:style-name="T19">Свободный член – </text:span><text:span text:style-name="T5">коэффициент</text:span><text:span text:style-name="T19"> </text:span><text:span text:style-name="T19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9">.</text:span></text:p>
              </text:list-item>
            </text:list>
            <text:list xml:id="list2527765516637051906" text:style-name="L2">
              <text:list-item>
                <text:p text:style-name="P5"><text:span text:style-name="T19">Коэффициент при t – </text:span><text:span text:style-name="T5">коэффициент</text:span><text:span text:style-name="T19"> </text:span><text:span text:style-name="T19"><draw:frame draw:style-name="fr3" draw:name="Объект5" text:anchor-type="as-char" svg:width="0.46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9">.</text:span></text:p>
              </text:list-item>
            </text:list>
            <text:p text:style-name="P2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6">Примечани</text:span><text:span text:style-name="T4">я</text:span><text:span text:style-name="T6">:</text:span></text:p>
            <text:list xml:id="list356525185220039444" text:style-name="L3">
              <text:list-item>
                <text:p text:style-name="P6">По умолчанию данный блок реализует линейное преобразование входного сигнала (скалярного или векторного) с коэффициентами<draw:frame draw:style-name="fr3" draw:name="Object1" text:anchor-type="as-char" svg:width="2.485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7"><text:span text:style-name="T8">Именованные свойства </text:span><text:span text:style-name="T16">могут быть заданы </text:span><text:span text:style-name="T8">как </text:span><text:span text:style-name="T11">локальные</text:span><text:span text:style-name="T8"> переменные модели (или 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14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16">или как </text:span><text:span text:style-name="T14">внешние</text:span><text:span text:style-name="T1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ая функция</dc:title>
    <dc:date>2014-11-29T01:17:45.13</dc:date>
    <meta:generator>OpenOffice/4.1.1$Win32 OpenOffice.org_project/411m6$Build-9775</meta:generator>
    <meta:editing-duration>PT2H33M34S</meta:editing-duration>
    <meta:editing-cycles>140</meta:editing-cycles>
    <meta:document-statistic meta:table-count="1" meta:image-count="2" meta:object-count="6" meta:page-count="1" meta:paragraph-count="16" meta:word-count="124" meta:character-count="8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x</mi>
          </mrow>
        </mrow>
      </mrow>
      <mrow>
        <mo stretchy="false">(</mo>
        <mrow>
          <mi>t</mi>
        </mrow>
        <mo stretchy="false">)</mo>
      </mrow>
    </mrow>
    <annotation encoding="StarMath 5.0">y(t) = a + b cdot x(t)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row>
        <mi>a</mi>
        <mo stretchy="false">=</mo>
        <mn>0,</mn>
      </mrow>
      <mi/>
      <mrow>
        <mi>b</mi>
        <mo stretchy="false">=</mo>
        <mn>1</mn>
      </mrow>
    </mrow>
    <annotation encoding="StarMath 5.0">a=0,~b=1</annotation>
  </semantics>
</math>
</file>